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 Sans" svg:font-family="Open Sans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number text:level="1" style:num-suffix=")" style:num-format="1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Standard" style:master-page-name="MP0" style:family="paragraph">
      <style:paragraph-properties fo:widows="2" fo:orphans="2" fo:break-before="page" fo:text-align="justify"/>
    </style:style>
    <style:style style:name="T2" style:parent-style-name="Fuentedepárrafopredeter." style:family="text">
      <style:text-properties style:font-name="Open Sans" fo:color="#222222"/>
    </style:style>
    <style:style style:name="P3" style:parent-style-name="Standard" style:family="paragraph">
      <style:paragraph-properties fo:widows="2" fo:orphans="2" fo:text-align="justify"/>
    </style:style>
    <style:style style:name="T4" style:parent-style-name="Fuentedepárrafopredeter." style:family="text">
      <style:text-properties style:font-name="Open Sans" fo:color="#222222"/>
    </style:style>
    <style:style style:name="T5" style:parent-style-name="Fuentedepárrafopredeter." style:family="text">
      <style:text-properties style:font-name="Open Sans" fo:color="#222222"/>
    </style:style>
    <style:style style:name="P6" style:parent-style-name="Standard" style:family="paragraph">
      <style:paragraph-properties fo:widows="2" fo:orphans="2" fo:text-align="justify"/>
    </style:style>
    <style:style style:name="P7" style:parent-style-name="Standard" style:family="paragraph">
      <style:paragraph-properties fo:widows="2" fo:orphans="2" fo:text-align="justify"/>
    </style:style>
    <style:style style:name="T8" style:parent-style-name="Fuentedepárrafopredeter." style:family="text">
      <style:text-properties fo:background-color="#FFFF00"/>
    </style:style>
    <style:style style:name="T9" style:parent-style-name="Fuentedepárrafopredeter." style:family="text">
      <style:text-properties fo:background-color="#FFFF00"/>
    </style:style>
    <style:style style:name="T10" style:parent-style-name="Fuentedepárrafopredeter." style:family="text">
      <style:text-properties fo:background-color="#FFFF00"/>
    </style:style>
    <style:style style:name="T11" style:parent-style-name="Fuentedepárrafopredeter." style:family="text">
      <style:text-properties fo:background-color="#FFFF00"/>
    </style:style>
    <style:style style:name="T12" style:parent-style-name="Fuentedepárrafopredeter." style:family="text">
      <style:text-properties fo:background-color="#FFFF00"/>
    </style:style>
    <style:style style:name="T13" style:parent-style-name="Fuentedepárrafopredeter." style:family="text">
      <style:text-properties fo:background-color="#FFFF00"/>
    </style:style>
    <style:style style:name="P14" style:parent-style-name="Standard" style:family="paragraph">
      <style:paragraph-properties fo:widows="2" fo:orphans="2" fo:text-align="justify"/>
    </style:style>
    <style:style style:name="P15" style:parent-style-name="Standard" style:list-style-name="LFO1" style:family="paragraph">
      <style:paragraph-properties fo:widows="2" fo:orphans="2" fo:text-align="justify" fo:margin-left="0in" fo:text-indent="0in">
        <style:tab-stops/>
      </style:paragraph-properties>
    </style:style>
    <style:style style:name="P16" style:parent-style-name="Standard" style:list-style-name="LFO2" style:family="paragraph">
      <style:paragraph-properties fo:widows="2" fo:orphans="2" fo:text-align="justify" fo:margin-left="0in" fo:text-indent="0in">
        <style:tab-stops/>
      </style:paragraph-properties>
    </style:style>
    <style:style style:name="P17" style:parent-style-name="Standard" style:family="paragraph">
      <style:paragraph-properties fo:widows="2" fo:orphans="2" fo:text-align="justify"/>
    </style:style>
    <style:style style:name="T18" style:parent-style-name="Fuentedepárrafopredeter." style:family="text">
      <style:text-properties fo:language="en" fo:country="US"/>
    </style:style>
  </office:automatic-styles>
  <office:body>
    <office:text text:use-soft-page-breaks="true">
      <text:p text:style-name="P1"><text:span text:style-name="T2">Inyeccion sql</text:span></text:p>
      <text:p text:style-name="P3"><text:span text:style-name="T4">La mayoría de las aplicaciones web desarrolladas hoy en día hacen uso de una base de datos para ofrecer páginas dinámicas y almacenar información tanto de los usuarios como de la propia herramienta, datos a los que se<text:s/></text:span><text:span text:style-name="T5">accede por medio del lenguaje SQL, un lenguaje para interaccionar con bases de datos relacionales.</text:span></text:p>
      <text:p text:style-name="P6"/>
      <text:p text:style-name="P7">Una inyección SQL es una vulnerabilidad categorizada como crítica, la cual permite a un atacante inyectar sentencias SQL a través del(los) input(s) de un aplicativo web<text:span text:style-name="T8">. Esta vulnerabilidad se puede producir automáticamente cuando un programa</text:span><text:span text:style-name="T9"><text:s/></text:span><text:span text:style-name="T10">"arma descuidadamente" una sentencia SQL</text:span><text:span text:style-name="T11"><text:s/></text:span><text:span text:style-name="T12">en tiempo de ejecución, o bien durante la fase de desarrollo, cuando el programador explicita la sentencia SQL a ejecutar en fo</text:span><text:span text:style-name="T13">rma desprotegida. En cualquier caso, siempre que el programador necesite y haga uso de parámetros a ingresar por parte del usuario,</text:span><text:s/>a efectos de consultar una base de datos; ya que, justamente, dentro de los parámetros es donde se puede incorporar el código SQL intruso.</text:p>
      <text:p text:style-name="P14">Ejemplo</text:p>
      <text:list text:style-name="LFO1" text:continue-numbering="true">
        <text:list-item>
          <text:p text:style-name="P15">ataque a la tabla usuarios</text:p>
        </text:list-item>
      </text:list>
      <text:list text:style-name="LFO2" text:continue-numbering="true">
        <text:list-item>
          <text:p text:style-name="P16">ataque la la tabla base</text:p>
        </text:list-item>
      </text:list>
      <text:p text:style-name="P17"><text:span text:style-name="T18">xx' union select host,user,password from mysql.user where '1=1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 Sans" svg:font-family="Open Sans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number text:level="1" style:num-suffix=")" style:num-format="1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alexcalderon017@outlook.es</dc:creator>
    <meta:creation-date>2020-01-28T20:10:00Z</meta:creation-date>
    <dc:date>2020-02-15T10:35:00Z</dc:date>
    <meta:template xlink:href="Normal" xlink:type="simple"/>
    <meta:editing-cycles>3</meta:editing-cycles>
    <meta:editing-duration>PT1200S</meta:editing-duration>
    <meta:document-statistic meta:page-count="1" meta:paragraph-count="2" meta:word-count="174" meta:character-count="1134" meta:row-count="8" meta:non-whitespace-character-count="962"/>
  </office:meta>
</office:document-meta>
</file>